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2.5016in"/>
    </style:style>
    <style:style style:name="co7" style:family="table-column">
      <style:table-column-properties fo:break-before="auto" style:column-width="2.1638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055in"/>
    </style:style>
    <style:style style:name="co10" style:family="table-column">
      <style:table-column-properties fo:break-before="auto" style:column-width="0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811in" fo:break-before="auto" style:use-optimal-row-height="true"/>
    </style:style>
    <style:style style:name="ro4" style:family="table-row">
      <style:table-row-properties style:row-height="3.3634in" fo:break-before="auto" style:use-optimal-row-height="true"/>
    </style:style>
    <style:style style:name="ro5" style:family="table-row">
      <style:table-row-properties style:row-height="3.9992in" fo:break-before="auto" style:use-optimal-row-height="true"/>
    </style:style>
    <style:style style:name="ro6" style:family="table-row">
      <style:table-row-properties style:row-height="2.4091in" fo:break-before="auto" style:use-optimal-row-height="true"/>
    </style:style>
    <style:style style:name="ro7" style:family="table-row">
      <style:table-row-properties style:row-height="3.8402in" fo:break-before="auto" style:use-optimal-row-height="true"/>
    </style:style>
    <style:style style:name="ro8" style:family="table-row">
      <style:table-row-properties style:row-height="4.1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74pt solid #000000" style:vertical-align="middle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background-color="#afd095" fo:border="0.74pt solid #000000" style:vertical-align="middle"/>
      <style:text-properties fo:color="#39551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Scenario ID</text:p>
          </table:table-cell>
          <table:table-cell table:style-name="ce5" office:value-type="string" calcext:value-type="string">
            <text:p>REG_00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cenario Name</text:p>
          </table:table-cell>
          <table:table-cell table:style-name="ce5" office:value-type="string" calcext:value-type="string">
            <text:p>Registration Tes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reated Date</text:p>
          </table:table-cell>
          <table:table-cell table:style-name="ce6"/>
          <table:table-cell table:number-columns-repeated="8"/>
        </table:table-row>
        <table:table-row table:style-name="ro2">
          <table:table-cell/>
          <table:table-cell office:value-type="string" calcext:value-type="string">
            <text:p>Created By</text:p>
          </table:table-cell>
          <table:table-cell table:style-name="ce5" office:value-type="string" calcext:value-type="string">
            <text:p>Alexandru Bolocan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cenario ID</text:p>
          </table:table-cell>
          <table:table-cell table:style-name="ce2" office:value-type="string" calcext:value-type="string">
            <text:p>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Step to Reproduc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/>
          <table:table-cell table:style-name="ce3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1</text:p>
          </table:table-cell>
          <table:table-cell table:style-name="ce7" office:value-type="string" calcext:value-type="string">
            <text:p>Access login-register page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The Login-register page is opened.</text:p>
            <text:p/>
          </table:table-cell>
          <table:table-cell table:style-name="ce9" office:value-type="string" calcext:value-type="string">
            <text:p>URL: <text:a xlink:href="https://automationteststore.com/" xlink:type="simple">https://automationteststore.com/</text:a></text:p>
          </table:table-cell>
          <table:table-cell table:style-name="ce9"/>
          <table:table-cell table:number-columns-repeated="2" table:style-name="ce7" office:value-type="string" calcext:value-type="string">
            <text:p>“Login or register” page is open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4">
          <table:table-cell/>
          <table:table-cell table:style-name="ce3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2</text:p>
          </table:table-cell>
          <table:table-cell table:style-name="ce7" office:value-type="string" calcext:value-type="string">
            <text:p>Register a new account using only required data and accept terms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First name].</text:p>
            <text:p>5. Write a valid [Last name].</text:p>
            <text:p>6. Write a valid [Email].</text:p>
            <text:p>7. Write a valid [Address 1].</text:p>
            <text:p>8. Write a valid [City].</text:p>
            <text:p>9. Select a [Region/State].</text:p>
            <text:p>10. Write a valid [Zip].</text:p>
            <text:p>11. Select a [Country].</text:p>
            <text:p>12. Write a valid [Login name].</text:p>
            <text:p>13. Write a valid [Password].</text:p>
            <text:p>14. Confirm password. Confirm password should match with password.</text:p>
            <text:p>15. For [Subscribe] select ‘No’.</text:p>
            <text:p>16. Accept terms.</text:p>
            <text:p>17. Click [Continue] button.</text:p>
            <text:p/>
          </table:table-cell>
          <table:table-cell table:style-name="ce10"/>
          <table:table-cell table:style-name="ce9" office:value-type="string" calcext:value-type="string">
            <text:p>1. The email address should be a new address which is not related to an existing account.</text:p>
          </table:table-cell>
          <table:table-cell table:number-columns-repeated="2" table:style-name="ce7" office:value-type="string" calcext:value-type="string">
            <text:p>Account registered successfully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5">
          <table:table-cell/>
          <table:table-cell table:style-name="ce3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3</text:p>
          </table:table-cell>
          <table:table-cell table:style-name="ce7" office:value-type="string" calcext:value-type="string">
            <text:p>Register a new account using required data + optional data and accept terms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First name].</text:p>
            <text:p>5. Write a valid [Last name].</text:p>
            <text:p>6. Write a valid [Email].</text:p>
            <text:p>7. Write a valid [Phone].</text:p>
            <text:p>8. Write a valid [Fax].</text:p>
            <text:p>9. Write a valid [Company].</text:p>
            <text:p>10. Write a valid [Address 1].</text:p>
            <text:p>11. Write a valid [Address 2].</text:p>
            <text:p>12. Write a valid [City].</text:p>
            <text:p>13. Select a [Region/State].</text:p>
            <text:p>14. Write a valid [Zip].</text:p>
            <text:p>15. Select a [Country].</text:p>
            <text:p>16. Write a valid [Login name].</text:p>
            <text:p>17. Write a valid [Password].</text:p>
            <text:p>18. Confirm password. Confirm password should match with password.</text:p>
            <text:p>19. For [Subscribe] select ‘No’.</text:p>
            <text:p>20. Accept terms.</text:p>
            <text:p>21. Click [Continue] button.</text:p>
            <text:p/>
          </table:table-cell>
          <table:table-cell table:style-name="ce10"/>
          <table:table-cell table:style-name="ce9" office:value-type="string" calcext:value-type="string">
            <text:p>1. The email address should be a new address which is not related to an existing account.</text:p>
            <text:p/>
            <text:p>2. The account register in test case 3 should be a new account, do not use credentials from the test case 2.</text:p>
          </table:table-cell>
          <table:table-cell table:number-columns-repeated="2" table:style-name="ce7" office:value-type="string" calcext:value-type="string">
            <text:p>Account registered successfully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5">
          <table:table-cell/>
          <table:table-cell table:style-name="ce3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4</text:p>
          </table:table-cell>
          <table:table-cell table:style-name="ce7" office:value-type="string" calcext:value-type="string">
            <text:p>Register an account using an existing email address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First name].</text:p>
            <text:p>5. Write a valid [Last name].</text:p>
            <text:p>6. Write a valid [Email].</text:p>
            <text:p>7. Write a valid [Phone].</text:p>
            <text:p>8. Write a valid [Fax].</text:p>
            <text:p>9. Write a valid [Company].</text:p>
            <text:p>10. Write a valid [Address 1].</text:p>
            <text:p>11. Write a valid [Address 2].</text:p>
            <text:p>12. Write a valid [City].</text:p>
            <text:p>13. Select a [Region/State].</text:p>
            <text:p>14. Write a valid [Zip].</text:p>
            <text:p>15. Select a [Country].</text:p>
            <text:p>16. Write a valid [Login name].</text:p>
            <text:p>17. Write a valid [Password].</text:p>
            <text:p>18. Confirm password. Confirm password should match with password.</text:p>
            <text:p>19. For [Subscribe] select ‘No’.</text:p>
            <text:p>20. Accept terms.</text:p>
            <text:p>21. Click [Continue] button.</text:p>
            <text:p/>
          </table:table-cell>
          <table:table-cell table:style-name="ce10"/>
          <table:table-cell table:style-name="ce9" office:value-type="string" calcext:value-type="string">
            <text:p>For this test case use an existing email. You can use the email from the test case 2 or 3.</text:p>
          </table:table-cell>
          <table:table-cell table:number-columns-repeated="2" table:style-name="ce7" office:value-type="string" calcext:value-type="string">
            <text:p>The “Error: E-Mail Address is already registered!” error message is display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6">
          <table:table-cell/>
          <table:table-cell table:style-name="ce4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5</text:p>
          </table:table-cell>
          <table:table-cell table:style-name="ce7" office:value-type="string" calcext:value-type="string">
            <text:p>Register a new account using only optional data + accept terms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Phone].</text:p>
            <text:p>5. Write a valid [Fax].</text:p>
            <text:p>6. Write a valid [Company].</text:p>
            <text:p>7. Write a valid [Address 2].</text:p>
            <text:p>8. Confirm password. Confirm password should match with password.</text:p>
            <text:p>9. For [Subscribe] select ‘No’.</text:p>
            <text:p>10. Accept terms.</text:p>
            <text:p>11. Click [Continue] button.</text:p>
            <text:p/>
          </table:table-cell>
          <table:table-cell table:style-name="ce4"/>
          <table:table-cell table:style-name="ce11"/>
          <table:table-cell table:number-columns-repeated="2" table:style-name="ce7" office:value-type="string" calcext:value-type="string">
            <text:p>Error message is display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7">
          <table:table-cell/>
          <table:table-cell table:style-name="ce4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6</text:p>
          </table:table-cell>
          <table:table-cell table:style-name="ce7" office:value-type="string" calcext:value-type="string">
            <text:p>Register a new account using required + optional data but do not agree terms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First name].</text:p>
            <text:p>5. Write a valid [Last name].</text:p>
            <text:p>6. Write a valid [Email].</text:p>
            <text:p>7. Write a valid [Phone].</text:p>
            <text:p>8. Write a valid [Fax].</text:p>
            <text:p>9. Write a valid [Company].</text:p>
            <text:p>10. Write a valid [Address 1].</text:p>
            <text:p>11. Write a valid [Address 2].</text:p>
            <text:p>12. Write a valid [City].</text:p>
            <text:p>13. Select a [Region/State].</text:p>
            <text:p>14. Write a valid [Zip].</text:p>
            <text:p>15. Select a [Country].</text:p>
            <text:p>16. Write a valid [Login name].</text:p>
            <text:p>17. Write a valid [Password].</text:p>
            <text:p>18. Confirm password. Confirm password should match with password.</text:p>
            <text:p>19. For [Subscribe] select ‘No’.</text:p>
            <text:p>20. Click [Continue] button.</text:p>
            <text:p/>
          </table:table-cell>
          <table:table-cell table:style-name="ce4" table:number-columns-repeated="2"/>
          <table:table-cell table:number-columns-repeated="2" table:style-name="ce7" office:value-type="string" calcext:value-type="string">
            <text:p>The “Error: You must agree to the Privacy Policy!” error message is displayed.</text:p>
          </table:table-cell>
          <table:table-cell table:style-name="ce12" office:value-type="string" calcext:value-type="string">
            <text:p>Passed</text:p>
          </table:table-cell>
        </table:table-row>
        <table:table-row table:style-name="ro8">
          <table:table-cell/>
          <table:table-cell table:style-name="ce4" office:value-type="string" calcext:value-type="string">
            <text:p>REG_001</text:p>
          </table:table-cell>
          <table:table-cell office:value-type="string" calcext:value-type="string">
            <text:p>Verify the registration functionality for AutomationTestStore website.</text:p>
          </table:table-cell>
          <table:table-cell table:style-name="ce8" office:value-type="string" calcext:value-type="string">
            <text:p>REG_ACC_007</text:p>
          </table:table-cell>
          <table:table-cell table:style-name="ce7" office:value-type="string" calcext:value-type="string">
            <text:p>Register a new account using required + optional data but passwords mismatch.</text:p>
          </table:table-cell>
          <table:table-cell table:style-name="ce7" office:value-type="string" calcext:value-type="string">
            <text:p>1. Open AutomationTestStore website.</text:p>
            <text:p>2. From the navigation bar, click on [Login or register] button.</text:p>
            <text:p>3. From the “I am a new customer” section click [Continue] button.</text:p>
            <text:p>4. Write a valid [First name].</text:p>
            <text:p>5. Write a valid [Last name].</text:p>
            <text:p>6. Write a valid [Email].</text:p>
            <text:p>7. Write a valid [Phone].</text:p>
            <text:p>8. Write a valid [Fax].</text:p>
            <text:p>9. Write a valid [Company].</text:p>
            <text:p>10. Write a valid [Address 1].</text:p>
            <text:p>11. Write a valid [Address 2].</text:p>
            <text:p>12. Write a valid [City].</text:p>
            <text:p>13. Select a [Region/State].</text:p>
            <text:p>14. Write a valid [Zip].</text:p>
            <text:p>15. Select a [Country].</text:p>
            <text:p>16. Write a valid [Login name].</text:p>
            <text:p>17. Write a valid [Password].</text:p>
            <text:p>18. Write a different password for Confirm Password. The password and confirm password should mismatch.</text:p>
            <text:p>19. For [Subscribe] select ‘No’.</text:p>
            <text:p>20. Accept terms.</text:p>
            <text:p>21. Click [Continue] button.</text:p>
            <text:p/>
          </table:table-cell>
          <table:table-cell table:style-name="ce4"/>
          <table:table-cell table:style-name="ce7" office:value-type="string" calcext:value-type="string">
            <text:p>For this test case Password and Confirm Password should not match.</text:p>
          </table:table-cell>
          <table:table-cell table:number-columns-repeated="2" table:style-name="ce7" office:value-type="string" calcext:value-type="string">
            <text:p>The “Password confirmation does not match password!” error message is displayed.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12:38:14.421000000</dc:date>
    <meta:editing-duration>PT36M35S</meta:editing-duration>
    <meta:editing-cycles>3</meta:editing-cycles>
    <meta:generator>LibreOffice/7.4.1.2$Windows_X86_64 LibreOffice_project/3c58a8f3a960df8bc8fd77b461821e42c061c5f0</meta:generator>
    <meta:document-statistic meta:table-count="1" meta:cell-count="77" meta:object-count="0"/>
  </office:meta>
</office:document-meta>
</file>